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0ca33" officeooo:paragraph-rsid="0010ca33"/>
    </style:style>
    <style:style style:name="P2" style:family="paragraph" style:parent-style-name="Standard">
      <style:text-properties fo:font-size="14pt" fo:font-style="italic" fo:font-weight="bold" officeooo:rsid="0010ca33" officeooo:paragraph-rsid="0010ca33" style:font-size-asian="14pt" style:font-style-asian="italic" style:font-weight-asian="bold" style:font-size-complex="14pt" style:font-style-complex="italic" style:font-weight-complex="bold"/>
    </style:style>
    <style:style style:name="T1" style:family="text">
      <style:text-properties fo:font-size="16pt" style:font-size-asian="16pt" style:font-size-complex="16pt"/>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ek1</text:span> Demonstration lectures</text:p>
      <text:p text:style-name="P2"/>
      <text:p text:style-name="P1"><text:span text:style-name="T2">Introduction to SonicVisualizer</text:span></text:p>
      <text:p text:style-name="P1">0:00</text:p>
      <text:p text:style-name="P1">ミュージックアプリケーション用のオーディオ信号処理コースへようこそ。以前のデモクラスでは、小さな編集や音の視覚化に非常に役立つ健全なエディタであった大胆さを紹介します。このクラスでは、他のサウンドツール、SonicVisualizerを紹介します。これは、大胆さにかなり補完的です。それは研究の方がより重視されており、サウンドの高度な側面を分析し視覚化するための多くの機能を備えています。</text:p>
      <text:p text:style-name="P1">0:37</text:p>
      <text:p text:style-name="P1">これはロンドンのクイーンメアリーで開発されたツールです。</text:p>
      <text:p text:style-name="P1">0:44</text:p>
      <text:p text:style-name="P1">そして、それはすべての一般的なプラットフォームの下で利用可能であり、非常にオープンなライセンスであるGNU公開ライセンスとともに配布されています。それはとても良いツールです。私はそれをインストールして使用することをお勧めします。</text:p>
      <text:p text:style-name="P1">1:00</text:p>
      <text:p text:style-name="P1">そしてそれはクラスにとって非常に役立つでしょう。</text:p>
      <text:p text:style-name="P1">1:05</text:p>
      <text:p text:style-name="P1">だからまずどこに行くのかを考えてみましょう。 Google Sonic Visualizerと入力すると、SonicVisualizer.orgのページが表示されます。そしてその中には、このツールを使っているプロジェクトやプロジェクトに関する多くの情報があります。また、それについて少し話すこともあります。それが一緒に開発されたプラグインシステムですか？これらのVAMPプラグインであるSonic Visualizer。多くの人がこのプラグインシステムを使用してSonic Visualizer用の解析ツールを開発しているので、サウンド用のアルゴリズムと解析ツールをかなり利用することができます。</text:p>
      <text:p text:style-name="P1">2:03</text:p>
      <text:p text:style-name="P1">あなたがダウンロードページに行くなら、あなたはこれらすべての一般的なプラットフォームのためにそれを得ることができます。このクラスではUbuntuを使用していますので、Ubuntuのバージョンをダウンロードしました。私はすでにそれをしました。では、プログラムに直接行きましょう。</text:p>
      <text:p text:style-name="P1">2:22</text:p>
      <text:p text:style-name="P1">これはSonic Visualizerの主なインターフェースです。</text:p>
      <text:p text:style-name="P1">2:26</text:p>
      <text:p text:style-name="P1">私たちが最初に行うことは、サウンドファイルを開くことです。</text:p>
      <text:p text:style-name="P1">2:31</text:p>
      <text:p text:style-name="P1">私はすべてのファイルを保管するこのディレクトリ、私はクラスで使用されます。ですから、例えば、この音声女性の音を使ってみましょう。</text:p>
      <text:p text:style-name="P1">2:40</text:p>
      <text:p text:style-name="P1">はい？これはもちろん、これらの2つのホイールを使って、もちろんズームインできる波形です。それはとてもいいですし、私たちはそれをプレイすることができます。 &gt;&gt;これはVendettaのVです。さて、ナビゲーションはかなり良いと非常に強力です。それは、私たちが分析したい特定の部分にズームインすることができるように、全体のサウンドをナビゲートします。</text:p>
      <text:p text:style-name="P1">3:10</text:p>
      <text:p text:style-name="P1">Sonic Visualizerの基本的な概念は、ペインとレイヤのアイデアです。ペインは基本的にはこれらのウインドウですので、これは、波形を表示するペインです。たとえば、別のペインを開いてみましょう。</text:p>
      <text:p text:style-name="P1">3:29</text:p>
      <text:p text:style-name="P1">これは、例えば、我々が大胆にも言及したスペクトログラムです。そこでここでは、スペクトログラムのペインを視覚化しています。</text:p>
      <text:p text:style-name="P1">3:42</text:p>
      <text:p text:style-name="P1">ここでは、解析パラメータの制御が少し簡単です。それで、右のところに、ここがあります。たとえば、ウィンドウのサイズを大きくしてから、もっと簡単にズームしたり、この音声の高調波を見ることができます。また、私たちは無音を見て、これらの領域に対応するこれらのより暗い領域のような、いくつかの子音が波形に含まれる領域を見ます。さて、これは非常に良いことです。たとえば、このペインを閉じて、別のペインを開くと非常に便利です。スペクトルは基本的にスペクトログラムの1つのスライスです。</text:p>
      <text:p text:style-name="P1">4:36</text:p>
      <text:p text:style-name="P1">次に、波形、波形内のカーソル、スペクトルが変化します。ここでデフォルトでは、スケール、つまりビンと呼ばれる水平スケールはロックされたスケールになっていますが、実際にはリニアスケールで使用するほうが良いです。これはスペクトルの線形尺度であり、通常、スペクトルを表示したり、範囲全体を最適化する方法でスペクトルを表示したりして、表示するのに適した範囲を表示します。はい？</text:p>
      <text:p text:style-name="P1">5:18</text:p>
      <text:p text:style-name="P1"><text:soft-page-break/>これは非常に直感的で、サウンドに関することを理解しようとすることができます。例えば、ここでは、音の声部にいるので、高調波のピークが見えます。私たちがここで見る陰影は、声のフォルムの一種です。それはとてもいいです。</text:p>
      <text:p text:style-name="P1">5:40</text:p>
      <text:p text:style-name="P1">もちろん、パラメータを簡単に変更できます。スペクトログラムのペインに戻りましょう。</text:p>
      <text:p text:style-name="P1">5:49</text:p>
      <text:p text:style-name="P1">さて、今、私たちは、それが提供するプラグインシステムについて話したいと思います。だから、ここでは、大丈夫です、私たちは非常に適切かもしれない方法でスペクトログラムを表示します。そして今私はいくつかのプラグインをインストールしますが、最初にSonic Visualizerのそのページに行きましょう。私たちはプラグインのページに行くことができます。ここでは、Sonic Visualizerのプラグインシステムについて説明します。そしてそれがどのように機能するかを説明します。そして実際には、それをどう開発するか。また、システムと共に開発されたプラグインのリストへのリンクがあります。</text:p>
      <text:p text:style-name="P1">6:45</text:p>
      <text:p text:style-name="P1">そして、かなりたくさんあります。かなりたくさんあります。だから私はいくつかダウンロードしました。そこで私たちはSonic Visualizerプログラムに戻ります。ここでは、例えば、変換では、私がインストールしたすべてのプラグインのリストがあります。そして、たとえば、このオーディオピッチ検出器を使用しましょう。</text:p>
      <text:p text:style-name="P1">7:14</text:p>
      <text:p text:style-name="P1">それをクリックしてみましょう。これが解析のインターフェースです。だから、これはPaulによって開発されたプラグインで、プラグインはChris Cannamによって実際にコード化されています。そして、YINアルゴリズムである1つのアルゴリズムを使用します。それは、高速フーリエ変換を使用した実装であるサウンドの基本的な音程を検出するための、クラスで説明するアルゴリズムです。</text:p>
      <text:p text:style-name="P1">7:44</text:p>
      <text:p text:style-name="P1">そして、彼らはちょうど大丈夫と言う、大丈夫だからこれは、全体の音を分析し、基本周波数を表示します。スペクトログラムの上にレイヤーとして表示されます。だから私はこれを言及していたという別のコンセプトです。レイヤーは、同じペインの上にいくつかのものを表示する方法です。そこでここでは、スペクトログラムとその上に、私が分析したピッチカーブのレイヤーを見ています。ズームすると、これらを明確に見ることができます</text:p>
      <text:p text:style-name="P1">8:30</text:p>
      <text:p text:style-name="P1">これをクラスで議論しますが、それは音の最初の高調波を特定し、一部の領域では高調波がないことがわかります。それは本当に混乱します。しかし、声部では、高調波の部分では、それは非常に簡単に見つかります。スペクトログラムのウィンドウサイズを変更すると、より大きなラインが表示されるようになります。そして、これがもっと明らかになるかもしれない。そして、ピッチ分析は、このスピーチ音の基本周波数を特定するのにまともな仕事をしたことがわかります。</text:p>
      <text:p text:style-name="P1">9:22</text:p>
      <text:p text:style-name="P1">さて、ソニック・ビジュアライザについて言及したいのはそれだけです。</text:p>
      <text:p text:style-name="P1">9:29</text:p>
      <text:p text:style-name="P1">スライドに戻ってみましょう。</text:p>
      <text:p text:style-name="P1">9:34</text:p>
      <text:p text:style-name="P1">Sonic Visualizerのページに移動して、プログラムに関する情報を入手できます。プラグインVAMPプラグインには、Sonic Visualizerページからアクセスできる特別なページがあります。後ほど説明するYINピッチ検出アルゴリズムとそれに関する多くの参考文献について述べます。そして、スピーチサウンドはフリーサウンドから来ました。</text:p>
      <text:p text:style-name="P1">10:05</text:p>
      <text:p text:style-name="P1">今日はこれだけですから、もうひとつのSound Visualizationツールを紹介しました。これは、クラスで話す先進的で科学的な視覚化に非常に役立つでしょう。だから、どうもありがとうございます。次のクラスでお会いし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02:46:31.901630049</meta:creation-date>
    <dc:date>2018-09-30T02:49:57.518031010</dc:date>
    <meta:editing-duration>PT3M26S</meta:editing-duration>
    <meta:editing-cycles>1</meta:editing-cycles>
    <meta:document-statistic meta:table-count="0" meta:image-count="0" meta:object-count="0" meta:page-count="2" meta:paragraph-count="52" meta:word-count="2995" meta:character-count="3364" meta:non-whitespace-character-count="3345"/>
    <meta:generator>LibreOffice/5.1.6.2$Linux_X86_64 LibreOffice_project/10m0$Build-2</meta:generator>
  </office:meta>
</office:document-meta>
</file>